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  <style:style style:name="P2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 У Вовы больше тысячи книг,— сказал Ваня. </text:p>
      <text:p text:style-name="P1">— Нет, книг у него меньше тысячи,— возразила Аня. </text:p>
      <text:p text:style-name="P1">— Одна-то книга у него наверняка есть,— сказала Маня.</text:p>
      <text:p text:style-name="P1">Если истинно только одно из этих утверждений, сколько книг у Вовы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2-22T01:11:09.344526770</dc:date>
    <meta:editing-duration>PT4M54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1" meta:paragraph-count="4" meta:word-count="34" meta:character-count="212" meta:non-whitespace-character-count="177"/>
  </office:meta>
</office:document-meta>
</file>